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style:text-autospace="none"/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P14" style:family="paragraph" style:parent-style-name="Standard">
      <style:paragraph-properties style:text-autospace="none"/>
      <style:text-properties style:font-name="Courier New" fo:font-size="11pt" fo:language="en" fo:country="US" fo:font-weight="bold" style:font-name-asian="Calibri" style:font-size-asian="11pt" style:font-weight-asian="bold" style:font-name-complex="Courier New" style:font-size-complex="11pt" style:font-weight-complex="bold"/>
    </style:style>
    <style:style style:name="P15" style:family="paragraph" style:parent-style-name="Standard">
      <style:paragraph-properties style:text-autospace="none"/>
      <style:text-properties style:font-name="Courier New" fo:font-size="14pt" fo:language="en" fo:country="US" fo:font-weight="bold" style:font-name-asian="Calibri" style:font-size-asian="14pt" style:font-weight-asian="bold" style:font-name-complex="Courier New" style:font-size-complex="14pt" style:font-weight-complex="bold"/>
    </style:style>
    <style:style style:name="P16" style:family="paragraph" style:parent-style-name="Standard_20__28_user_29_">
      <style:paragraph-properties fo:line-height="150%" fo:text-align="justify" style:justify-single-word="false"/>
    </style:style>
    <style:style style:name="P17" style:family="paragraph" style:parent-style-name="Standard_20__28_user_29_">
      <style:paragraph-properties fo:line-height="150%" fo:text-align="justify" style:justify-single-word="false"/>
      <style:text-properties officeooo:paragraph-rsid="0025c12d"/>
    </style:style>
    <style:style style:name="P18" style:family="paragraph" style:parent-style-name="Standard_20__28_user_29_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9" style:family="paragraph" style:parent-style-name="Standard_20__28_user_29_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f6b36" officeooo:paragraph-rsid="001f6b36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2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_20__28_user_29_">
      <style:paragraph-properties fo:margin-left="0in" fo:margin-right="0in" fo:line-height="150%" fo:text-indent="0.4925in" style:auto-text-indent="false" fo:break-before="page"/>
      <style:text-properties fo:font-size="14pt" officeooo:paragraph-rsid="001b2fa8" style:font-size-asian="14pt" style:font-size-complex="14pt"/>
    </style:style>
    <style:style style:name="P2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2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 style:font-weight-complex="bold"/>
    </style:style>
    <style:style style:name="P2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b2fa8" style:font-size-asian="14pt" style:font-size-complex="14pt" style:font-weight-complex="bold"/>
    </style:style>
    <style:style style:name="P2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0a1828" officeooo:paragraph-rsid="001b2fa8" style:font-size-asian="14pt" style:font-size-complex="14pt"/>
    </style:style>
    <style:style style:name="P2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2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 style:font-weight-complex="bold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16d93a" style:font-size-asian="14pt" style:font-size-complex="14pt" style:font-weight-complex="bold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3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paragraph-rsid="0016d93a" style:font-size-asian="14pt" style:font-weight-asian="bold" style:font-size-complex="14pt"/>
    </style:style>
    <style:style style:name="P3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paragraph-rsid="0016d93a" style:font-size-asian="14pt" style:font-weight-asian="bold" style:font-size-complex="14pt" style:font-weight-complex="bold"/>
    </style:style>
    <style:style style:name="P3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normal" officeooo:paragraph-rsid="0016d93a" style:font-size-asian="14pt" style:font-weight-asian="normal" style:font-size-complex="14pt" style:font-weight-complex="normal"/>
    </style:style>
    <style:style style:name="P3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style:font-size-asian="14pt" style:font-size-complex="14pt" style:font-weight-complex="bold"/>
    </style:style>
    <style:style style:name="P3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38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officeooo:paragraph-rsid="001b2fa8" style:font-size-asian="14pt" style:font-size-complex="14pt"/>
    </style:style>
    <style:style style:name="P39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officeooo:paragraph-rsid="001d9ca1" style:font-size-asian="14pt" style:font-size-complex="14pt"/>
    </style:style>
    <style:style style:name="P40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0a1828" officeooo:paragraph-rsid="001b2fa8" style:font-size-asian="14pt" style:font-weight-asian="normal" style:font-size-complex="14pt" style:font-weight-complex="normal"/>
    </style:style>
    <style:style style:name="P41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0a1828" officeooo:paragraph-rsid="00217194" style:font-size-asian="14pt" style:font-weight-asian="normal" style:font-size-complex="14pt" style:font-weight-complex="normal"/>
    </style:style>
    <style:style style:name="P42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rsid="000a1828" officeooo:paragraph-rsid="001d9ca1" style:font-size-asian="14pt" style:font-weight-asian="bold" style:font-size-complex="14pt" style:font-weight-complex="bold"/>
    </style:style>
    <style:style style:name="P43" style:family="paragraph" style:parent-style-name="Standard" style:master-page-name="Standard">
      <style:paragraph-properties fo:margin-left="1.4772in" fo:margin-right="0in" fo:line-height="150%" fo:text-indent="0in" style:auto-text-indent="false" style:page-number="auto"/>
    </style:style>
    <style:style style:name="P44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91547" officeooo:paragraph-rsid="00191547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5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91547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6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a2692" officeooo:paragraph-rsid="000ace8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7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a2692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8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0ace8e" officeooo:paragraph-rsid="000ace8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9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e4b50" officeooo:paragraph-rsid="001e4b50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50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e4b50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51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f6b36" officeooo:paragraph-rsid="001f6b36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2fa8" style:font-weight-asian="bold" style:font-weight-complex="bold"/>
    </style:style>
    <style:style style:name="T4" style:family="text">
      <style:text-properties fo:font-weight="bold" officeooo:rsid="000a1828" style:font-weight-asian="bold" style:font-weight-complex="bold"/>
    </style:style>
    <style:style style:name="T5" style:family="text">
      <style:text-properties fo:font-weight="bold" officeooo:rsid="0006c868" style:font-weight-asian="bold"/>
    </style:style>
    <style:style style:name="T6" style:family="text">
      <style:text-properties fo:font-weight="bold" officeooo:rsid="001b2fa8" style:font-weight-asian="bold"/>
    </style:style>
    <style:style style:name="T7" style:family="text">
      <style:text-properties fo:text-transform="uppercase"/>
    </style:style>
    <style:style style:name="T8" style:family="text">
      <style:text-properties fo:text-transform="uppercase" fo:font-size="14pt" fo:font-weight="bold" style:font-size-asian="14pt" style:font-weight-asian="bold" style:font-size-complex="14pt"/>
    </style:style>
    <style:style style:name="T9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10" style:family="text">
      <style:text-properties fo:text-transform="uppercase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officeooo:rsid="000dfd64" style:font-size-asian="14pt" style:font-size-complex="14pt" style:font-weight-complex="bold"/>
    </style:style>
    <style:style style:name="T14" style:family="text">
      <style:text-properties fo:font-size="14pt" officeooo:rsid="001160ee" style:font-size-asian="14pt" style:font-size-complex="14pt" style:font-weight-complex="bold"/>
    </style:style>
    <style:style style:name="T15" style:family="text">
      <style:text-properties fo:font-size="14pt" officeooo:rsid="0022ccf2" style:font-size-asian="14pt" style:font-size-complex="14pt" style:font-weight-complex="bold"/>
    </style:style>
    <style:style style:name="T16" style:family="text">
      <style:text-properties fo:font-size="14pt" officeooo:rsid="00237a1a" style:font-size-asian="14pt" style:font-size-complex="14pt" style:font-weight-complex="bold"/>
    </style:style>
    <style:style style:name="T17" style:family="text">
      <style:text-properties fo:font-size="14pt" officeooo:rsid="002450de" style:font-size-asian="14pt" style:font-size-complex="14pt" style:font-weight-complex="bold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fo:font-weight="bold" style:font-name-asian="Calibri" style:font-size-asian="14pt" style:font-weight-asian="bold" style:font-size-complex="14pt" style:font-weight-complex="bold"/>
    </style:style>
    <style:style style:name="T20" style:family="text">
      <style:text-properties fo:font-size="14pt" fo:language="en" fo:country="US" fo:font-style="italic" style:font-size-asian="14pt" style:font-style-asian="italic" style:font-size-complex="14pt" style:font-style-complex="italic" style:font-weight-complex="bold"/>
    </style:style>
    <style:style style:name="T21" style:family="text">
      <style:text-properties fo:font-size="14pt" fo:language="en" fo:country="US" fo:font-style="italic" officeooo:rsid="0022ccf2" style:font-size-asian="14pt" style:font-style-asian="italic" style:font-size-complex="14pt" style:font-style-complex="italic" style:font-weight-complex="bold"/>
    </style:style>
    <style:style style:name="T22" style:family="text"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T23" style:family="text">
      <style:text-properties fo:font-size="14pt" fo:language="en" fo:country="US" fo:font-weight="bold" officeooo:rsid="0014add3" style:font-name-asian="Calibri" style:font-size-asian="14pt" style:font-weight-asian="bold" style:font-size-complex="14pt" style:font-weight-complex="bold"/>
    </style:style>
    <style:style style:name="T24" style:family="text">
      <style:text-properties fo:font-size="14pt" fo:font-style="italic" style:font-size-asian="14pt" style:font-style-asian="italic" style:font-size-complex="14pt" style:font-style-complex="italic" style:font-weight-complex="bold"/>
    </style:style>
    <style:style style:name="T25" style:family="text">
      <style:text-properties fo:font-size="14pt" fo:font-style="italic" officeooo:rsid="001160ee" style:font-size-asian="14pt" style:font-style-asian="italic" style:font-size-complex="14pt" style:font-style-complex="italic" style:font-weight-complex="bold"/>
    </style:style>
    <style:style style:name="T26" style:family="text">
      <style:text-properties fo:font-size="14pt" fo:font-style="italic" officeooo:rsid="0022ccf2" style:font-size-asian="14pt" style:font-style-asian="italic" style:font-size-complex="14pt" style:font-style-complex="italic" style:font-weight-complex="bold"/>
    </style:style>
    <style:style style:name="T27" style:family="text">
      <style:text-properties fo:color="#000000" loext:opacity="100%" fo:font-size="14pt" fo:font-weight="bold" style:font-size-asian="14pt" style:font-weight-asian="bold" style:font-size-complex="14pt"/>
    </style:style>
    <style:style style:name="T28" style:family="text">
      <style:text-properties fo:color="#000000" loext:opacity="100%" fo:font-size="14pt" style:font-size-asian="14pt" style:font-size-complex="14pt"/>
    </style:style>
    <style:style style:name="T29" style:family="text">
      <style:text-properties fo:color="#000000" loext:opacity="100%" style:font-name="Times New Roman" fo:font-size="14pt" fo:language="ru" fo:country="RU" fo:font-weight="bold" officeooo:rsid="0014e5ef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0" style:family="text">
      <style:text-properties fo:color="#ff0000" loext:opacity="100%" fo:font-size="14pt" fo:font-weight="bold" style:font-size-asian="14pt" style:font-weight-asian="bold" style:font-size-complex="14pt"/>
    </style:style>
    <style:style style:name="T31" style:family="text">
      <style:text-properties fo:font-variant="normal" fo:text-transform="none" fo:font-size="14pt" style:font-size-asian="14pt" style:font-size-complex="14pt"/>
    </style:style>
    <style:style style:name="T32" style:family="text">
      <style:text-properties officeooo:rsid="00052f46"/>
    </style:style>
    <style:style style:name="T33" style:family="text">
      <style:text-properties fo:font-weight="normal" officeooo:rsid="000ace8e" style:font-weight-asian="normal" style:font-weight-complex="normal"/>
    </style:style>
    <style:style style:name="T34" style:family="text">
      <style:text-properties fo:font-weight="normal" officeooo:rsid="001b2fa8" style:font-weight-asian="normal" style:font-weight-complex="normal"/>
    </style:style>
    <style:style style:name="T35" style:family="text">
      <style:text-properties officeooo:rsid="00089c1b"/>
    </style:style>
    <style:style style:name="T36" style:family="text">
      <style:text-properties style:use-window-font-color="true" loext:opacity="0%" style:font-name="Times New Roman" fo:font-size="14pt" fo:language="ru" fo:country="RU" officeooo:rsid="000f91f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7" style:family="text">
      <style:text-properties style:use-window-font-color="true" loext:opacity="0%" style:font-name="Times New Roman" fo:font-size="14pt" fo:language="ru" fo:country="RU" officeooo:rsid="0022ccf2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8" style:family="text">
      <style:text-properties style:use-window-font-color="true" loext:opacity="0%" style:font-name="Times New Roman" fo:font-size="14pt" fo:language="ru" fo:country="RU" officeooo:rsid="00237a1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9" style:family="text">
      <style:text-properties style:use-window-font-color="true" loext:opacity="0%" style:font-name="Times New Roman" fo:font-size="14pt" fo:language="ru" fo:country="RU" officeooo:rsid="002450d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40" style:family="text">
      <style:text-properties style:use-window-font-color="true" loext:opacity="0%" style:font-name="Times New Roman" fo:font-size="14pt" fo:language="ru" fo:country="RU" fo:font-style="italic" officeooo:rsid="0022ccf2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41" style:family="text">
      <style:text-properties style:use-window-font-color="true" loext:opacity="0%" style:font-name="Times New Roman" fo:font-size="14pt" fo:language="en" fo:country="US" fo:font-style="italic" officeooo:rsid="0022ccf2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42" style:family="text">
      <style:text-properties style:use-window-font-color="true" loext:opacity="0%" style:font-name="Times New Roman" fo:font-size="14pt" fo:language="en" fo:country="US" fo:font-weight="bold" officeooo:rsid="002450de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43" style:family="text">
      <style:text-properties style:use-window-font-color="true" loext:opacity="0%" style:font-name="Times New Roman" fo:font-size="14pt" fo:language="en" fo:country="US" fo:font-weight="bold" officeooo:rsid="0024e917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44" style:family="text">
      <style:text-properties style:use-window-font-color="true" loext:opacity="0%" style:font-name="Times New Roman" fo:language="ru" fo:country="RU" officeooo:rsid="00089c1b" style:letter-kerning="true" style:font-name-asian="Times New Roman" style:language-asian="zh" style:country-asian="CN" style:font-name-complex="Times New Roman" style:language-complex="ar" style:country-complex="SA"/>
    </style:style>
    <style:style style:name="T45" style:family="text">
      <style:text-properties style:use-window-font-color="true" loext:opacity="0%" style:font-name="Times New Roman" fo:language="ru" fo:country="RU" officeooo:rsid="00191547" style:letter-kerning="true" style:font-name-asian="Times New Roman" style:language-asian="zh" style:country-asian="CN" style:font-name-complex="Times New Roman" style:language-complex="ar" style:country-complex="SA"/>
    </style:style>
    <style:style style:name="T46" style:family="text">
      <style:text-properties style:use-window-font-color="true" loext:opacity="0%" style:font-name="Times New Roman" fo:language="ru" fo:country="RU" officeooo:rsid="001d9ca1" style:letter-kerning="true" style:font-name-asian="Times New Roman" style:language-asian="zh" style:country-asian="CN" style:font-name-complex="Times New Roman" style:language-complex="ar" style:country-complex="SA"/>
    </style:style>
    <style:style style:name="T47" style:family="text">
      <style:text-properties style:use-window-font-color="true" loext:opacity="0%" style:font-name="Times New Roman" fo:language="ru" fo:country="RU" officeooo:rsid="001e4b50" style:letter-kerning="true" style:font-name-asian="Times New Roman" style:language-asian="zh" style:country-asian="CN" style:font-name-complex="Times New Roman" style:language-complex="ar" style:country-complex="SA"/>
    </style:style>
    <style:style style:name="T48" style:family="text">
      <style:text-properties style:use-window-font-color="true" loext:opacity="0%" style:font-name="Times New Roman" fo:language="ru" fo:country="RU" fo:font-weight="bold" officeooo:rsid="001b2fa8" style:letter-kerning="true" style:font-name-asian="Times New Roman" style:language-asian="zh" style:country-asian="CN" style:font-weight-asian="bold" style:font-name-complex="Times New Roman" style:language-complex="ar" style:country-complex="SA"/>
    </style:style>
    <style:style style:name="T49" style:family="text">
      <style:text-properties officeooo:rsid="000ace8e"/>
    </style:style>
    <style:style style:name="T50" style:family="text">
      <style:text-properties style:font-name="Times New Roman" fo:language="ru" fo:country="RU" officeooo:rsid="0014e5ef" style:letter-kerning="true" style:font-name-asian="Times New Roman" style:language-asian="zh" style:country-asian="CN" style:font-name-complex="Times New Roman" style:language-complex="ar" style:country-complex="SA"/>
    </style:style>
    <style:style style:name="T51" style:family="text">
      <style:text-properties style:font-name="Times New Roman" fo:language="ru" fo:country="RU" officeooo:rsid="0015593b" style:letter-kerning="true" style:font-name-asian="Times New Roman" style:language-asian="zh" style:country-asian="CN" style:font-name-complex="Times New Roman" style:language-complex="ar" style:country-complex="SA"/>
    </style:style>
    <style:style style:name="T52" style:family="text">
      <style:text-properties style:font-name="Times New Roman" fo:language="ru" fo:country="RU" officeooo:rsid="0016d93a" style:letter-kerning="true" style:font-name-asian="Times New Roman" style:language-asian="zh" style:country-asian="CN" style:font-name-complex="Times New Roman" style:language-complex="ar" style:country-complex="SA"/>
    </style:style>
    <style:style style:name="T53" style:family="text">
      <style:text-properties officeooo:rsid="0015593b"/>
    </style:style>
    <style:style style:name="T54" style:family="text">
      <style:text-properties officeooo:rsid="0016d93a"/>
    </style:style>
    <style:style style:name="T55" style:family="text">
      <style:text-properties officeooo:rsid="00187c59"/>
    </style:style>
    <style:style style:name="T56" style:family="text">
      <style:text-properties officeooo:rsid="0018ccc3"/>
    </style:style>
    <style:style style:name="T57" style:family="text">
      <style:text-properties officeooo:rsid="001a2692"/>
    </style:style>
    <style:style style:name="T58" style:family="text">
      <style:text-properties officeooo:rsid="001b2fa8"/>
    </style:style>
    <style:style style:name="T59" style:family="text">
      <style:text-properties officeooo:rsid="001e4b50"/>
    </style:style>
    <style:style style:name="T60" style:family="text">
      <style:text-properties officeooo:rsid="00200d55"/>
    </style:style>
    <style:style style:name="T61" style:family="text">
      <style:text-properties officeooo:rsid="00217194"/>
    </style:style>
    <style:style style:name="T62" style:family="text">
      <style:text-properties officeooo:rsid="0022b40f"/>
    </style:style>
    <style:style style:name="T63" style:family="text">
      <style:text-properties officeooo:rsid="002450d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9"><text:s text:c="12"/></text:span><text:span text:style-name="T8">МИНОБРНАУКИ РОССИИ</text:span>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18">Кафедра </text:span><text:span text:style-name="T27">МО ЭВМ</text:span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36"><text:span text:style-name="Название_20_книги"><text:span text:style-name="T10">отчет</text:span></text:span></text:p>
      <text:p text:style-name="P3"><text:span text:style-name="T18">по лабораторной работе</text:span><text:span text:style-name="T30"> </text:span><text:span text:style-name="T27">№</text:span><text:span text:style-name="T29">2</text:span></text:p>
      <text:p text:style-name="P3"><text:span text:style-name="T18">по дисциплине </text:span><text:span text:style-name="T27">«Построение и анализ алгоритмов»</text:span></text:p>
      <text:p text:style-name="P3"><text:span text:style-name="Название_20_книги"><text:span text:style-name="T31">Тема: Жадный алгоритм и А*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1">Студент гр. </text:span><text:span text:style-name="T28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<text:span text:style-name="T32">Ноздрин</text:span> <text:span text:style-name="T32">В</text:span>.<text:span text:style-name="T32">Я</text:span>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8">202<text:span text:style-name="T50">1</text:span></text:p>
      <text:p text:style-name="P5"/>
      <text:p text:style-name="P20">Цель работы.</text:p>
      <text:p text:style-name="P27"><text:span text:style-name="T53">Реализовать жадный алгоритм и альгоритм А*. </text:span><text:span text:style-name="T51">Оценить сложность алгоритмов</text:span>.</text:p>
      <text:p text:style-name="P30">Задание <text:span text:style-name="T54">1</text:span>. Вариант – 1 (<text:span text:style-name="T53">В А* вершины именуются целыми числами</text:span>).</text:p>
      <text:p text:style-name="P28">Разработайте программу, которая решает задачу построения пути в ориентированном графе при помощи 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P32">Пример входных данных</text:p>
      <text:p text:style-name="P28">a e</text:p>
      <text:p text:style-name="P28">a b 3.0</text:p>
      <text:p text:style-name="P28">b c 1.0</text:p>
      <text:p text:style-name="P28">c d 1.0</text:p>
      <text:p text:style-name="P28">a d 5.0</text:p>
      <text:p text:style-name="P28">d e 1.0</text:p>
      <text:p text:style-name="P28">В первой строке через пробел указываются начальная и конечная вершины. Далее в каждой строке указываются ребра графа и их вес.</text:p>
      <text:p text:style-name="P28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text:span text:style-name="T1">Для приведённых в примере входных данных ответом будет</text:span></text:p>
      <text:p text:style-name="P28">abcde</text:p>
      <text:p text:style-name="P31">Задание <text:span text:style-name="T52">2</text:span>.</text:p>
      <text:p text:style-name="P29">Разработайте программу, которая решает задачу построения кратчайшего пути в ориентированном графе методом А*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P33"><text:soft-page-break/>Пример входных данных</text:p>
      <text:p text:style-name="P29">a e</text:p>
      <text:p text:style-name="P29">a b 3.0</text:p>
      <text:p text:style-name="P29">b c 1.0</text:p>
      <text:p text:style-name="P29">c d 1.0</text:p>
      <text:p text:style-name="P29">a d 5.0</text:p>
      <text:p text:style-name="P29">d e 1.0</text:p>
      <text:p text:style-name="P34">В первой строке через пробел указываются начальная и конечная вершины. Далее в каждой строке указываются ребра графа и их вес.</text:p>
      <text:p text:style-name="P34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text:span text:style-name="T2">Для приведённых в примере входных данных ответом будет</text:span></text:p>
      <text:p text:style-name="P29">ade</text:p>
      <text:p text:style-name="P21"><text:span text:style-name="T5">Описание </text:span><text:span text:style-name="T48">жадного </text:span><text:span text:style-name="T5">алгоритма.</text:span></text:p>
      <text:p text:style-name="P24">Для решения задачи был реализован <text:span text:style-name="T55">жадный </text:span>алгоритм <text:span text:style-name="T35">поиска </text:span><text:span text:style-name="T55">пути в графе</text:span><text:span text:style-name="T35">. </text:span><text:span text:style-name="T56">Построение пути начинается с выбора стартовой вершины</text:span><text:span text:style-name="T44">. </text:span><text:span text:style-name="T45">Дальше на каждом шаге делается следующиее:</text:span></text:p>
      <text:list xml:id="list526644582" text:style-name="L1">
        <text:list-item>
          <text:p text:style-name="P44">Выбирается ребро с наименьшим весом, выполняется переход по этому ребру к новой вершине, которая становится текущей и помечается посещенной.</text:p>
        </text:list-item>
        <text:list-item>
          <text:p text:style-name="P46">Если из текущей вершины нет исходящих ребер в непосещенные вершины, текущей вершиной становится предыдущая посещенная вершина.</text:p>
        </text:list-item>
        <text:list-item>
          <text:p text:style-name="P48"><text:span text:style-name="T57">Если текущая вершина совпадает с конечной или рассмотрены </text:span><text:span text:style-name="T58">все возможные вершины</text:span><text:span text:style-name="T57">, </text:span><text:span text:style-name="T58">алгоритм завершен.</text:span></text:p>
        </text:list-item>
      </text:list>
      <text:p text:style-name="P26"><text:span text:style-name="T1">Оценка сложности </text:span><text:span text:style-name="T6">жадного </text:span><text:span text:style-name="T1">алгоритма.</text:span></text:p>
      <text:p text:style-name="P38"><text:span text:style-name="T33">Так как алгоритм переберает все </text:span><text:span text:style-name="T34">ребра и проходит по всем вершинам (в худшем случае)</text:span><text:span text:style-name="T33">, сложность данного алгоритма будет </text:span><text:span text:style-name="T4">O(</text:span><text:span text:style-name="T3">|V+|E|</text:span><text:span text:style-name="T4">).</text:span></text:p>
      <text:p text:style-name="P42"><text:tab/></text:p>
      <text:p text:style-name="P39"><text:span text:style-name="T4"><text:tab/></text:span><text:span text:style-name="T5">Описание</text:span><text:span text:style-name="T48"> </text:span><text:span text:style-name="T5">алгоритма </text:span><text:span text:style-name="T6">А*</text:span><text:span text:style-name="T5">.</text:span></text:p>
      <text:p text:style-name="P25">Для решения задачи был реализован алгоритм <text:span text:style-name="T58">А*</text:span> <text:span text:style-name="T35">поиска </text:span><text:span text:style-name="T55">пути в графе</text:span><text:span text:style-name="T35">. </text:span><text:span text:style-name="T46">Вершины графа помечаются в «открытые» </text:span><text:span text:style-name="T47">и</text:span><text:span text:style-name="T46"> «закрытые»</text:span><text:span text:style-name="T44">. </text:span><text:span text:style-name="T47">И применяется следующий алгоритм:</text:span></text:p>
      <text:list xml:id="list212237790650913" text:continue-list="list526644582" text:style-name="L1">
        <text:list-item text:start-value="1">
          <text:p text:style-name="P49">Текущая вершина — открытая вершина, выбранная с наименьшей полной стоимостью f(V)=g(V)+h(V)</text:p>
        </text:list-item>
        <text:list-item>
          <text:p text:style-name="P45"><text:span text:style-name="T59">Если текущая вершина — конечная, алгоритм завершен</text:span>.</text:p>
        </text:list-item>
        <text:list-item>
          <text:p text:style-name="P47"><text:span text:style-name="T59">Текущая вершина помечается закрытой</text:span>.</text:p>
        </text:list-item>
        <text:list-item>
          <text:p text:style-name="P50">Для каждого потомка текущей вершины:</text:p>
          <text:list>
            <text:list-item>
              <text:p text:style-name="P49">Рассчитывается функция полного пути f(V)=g(V)+h(V).</text:p>
            </text:list-item>
            <text:list-item>
              <text:p text:style-name="P51">Если вершина не открыта, устанавливается ей значение функции и запоминается текущая верщина как предок.</text:p>
            </text:list-item>
            <text:list-item>
              <text:p text:style-name="P51"><text:soft-page-break/>Если вершина открыта, сравнивается ее текущее значение функции полного пути с новым значением. Если новое значение меньше, у потомка обновляется значение функции и поле предка.</text:p>
            </text:list-item>
          </text:list>
        </text:list-item>
      </text:list>
      <text:p text:style-name="P19"><text:tab/>Если путь существует, алгортим будет завершен в один момент на пункте 2 алгоритма. Если этого не происходит, заканчиваются открытые вершины и алгоритм завершается с сообщением, что пути не существует.</text:p>
      <text:p text:style-name="P26"><text:span text:style-name="T1">Оценка сложности</text:span><text:span text:style-name="T6"> </text:span><text:span text:style-name="T1">алгоритма </text:span><text:span text:style-name="T6">А*</text:span><text:span text:style-name="T1">.</text:span></text:p>
      <text:p text:style-name="P40"><text:span text:style-name="T49"><text:tab/></text:span><text:span text:style-name="T60">Функция полного пути f(V)=g(V)+h(V) вычисляется как минимальный уже построенный путь g(V), и эвристическая функция h(V)</text:span>. <text:span text:style-name="T60">От выбора этой самой эвристической функции зависит сложность алгоритма A*.</text:span></text:p>
      <text:p text:style-name="P41"><text:tab/><text:span text:style-name="T61">В худшем случае количество обрабатываемых вершин растет экспоненциально в зависимости от длины оптимального пути. Но если выполнено следующее неравенство, сложность становится полиномиальной:</text:span></text:p>
      <text:p text:style-name="P41"><text:span text:style-name="T61"><text:tab/></text:span><text:span text:style-name="T61"><draw:frame draw:style-name="fr1" draw:name="Object1" text:anchor-type="as-char" svg:y="-0.172in" svg:width="2.1346in" svg:height="0.220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1">, где h*(V) – </text:span><text:span text:style-name="T62">точная оценка длины пути из текущей вершины V в конечную.</text:span></text:p>
      <text:p text:style-name="P23">Описание функций и структур данных.</text:p>
      <text:p text:style-name="P22"><text:span text:style-name="T41">class</text:span><text:span text:style-name="T24"> </text:span><text:span text:style-name="T26">Vertex</text:span><text:span text:style-name="T12"> – </text:span><text:span text:style-name="T37">класс</text:span><text:span text:style-name="T12">, </text:span><text:span text:style-name="T15">хранящий информацию о вершинах</text:span><text:span text:style-name="T13">. </text:span><text:span text:style-name="T15">Вспомогательный инструмент в реализации алгоритма.</text:span></text:p>
      <text:p text:style-name="P22"><text:span text:style-name="T40">bool</text:span><text:span text:style-name="T24"> </text:span><text:span text:style-name="T26">belongs</text:span><text:span text:style-name="T12"> – </text:span><text:span text:style-name="T16">метод</text:span><text:span text:style-name="T36">, </text:span><text:span text:style-name="T38">проверяющий принадлежность числа вектору чисел.</text:span></text:p>
      <text:p text:style-name="P22"><text:span text:style-name="T20">void</text:span><text:span text:style-name="T24"> </text:span><text:span text:style-name="T21">addToQueue</text:span><text:span text:style-name="T24">()</text:span><text:span text:style-name="T12"> – </text:span><text:span text:style-name="T16">м</text:span><text:span text:style-name="T38">етод, </text:span><text:span text:style-name="T39">добавляющий вершину в очередь с приоритетом, хранящую открытые вершины</text:span><text:span text:style-name="T14">. </text:span><text:span text:style-name="T17">Также обрабатывает вершины и устанавливает предков.</text:span></text:p>
      <text:p text:style-name="P16"><text:span text:style-name="T24"><text:tab/></text:span><text:span text:style-name="T20">std::string</text:span><text:span text:style-name="T24"> </text:span><text:span text:style-name="T25">makePath</text:span><text:span text:style-name="T24">()</text:span><text:span text:style-name="T12"> – </text:span><text:span text:style-name="T17">м</text:span><text:span text:style-name="T39">етод, возвращающий решение для данного набора данных в виде строки.</text:span></text:p>
      <text:p text:style-name="P17"><text:span text:style-name="T12"><text:tab/>int heuristicFunction(const int&amp;, const int&amp;) – </text:span><text:span text:style-name="T39">эвристическая функция.</text:span></text:p>
      <text:p text:style-name="P23">Выводы.</text:p>
      <text:p text:style-name="P27">Применен на практике алгоритм поиска <text:span text:style-name="T63">минимального пути в графе А*</text:span>. <text:span text:style-name="T63">Исследованы сложности жадного алгоритма и алгоритма А*.</text:span></text:p>
      <text:p text:style-name="P35"/>
      <text:p text:style-name="P37"><text:span text:style-name="Название_20_книги">П</text:span><text:span text:style-name="Название_20_книги"><text:span text:style-name="T7">риложение А</text:span></text:span></text:p>
      <text:p text:style-name="P36"><text:span text:style-name="Название_20_книги"><text:span text:style-name="T7">Исходный код программы</text:span></text:span></text:p>
      <text:p text:style-name="P12"><text:span text:style-name="T19">Файл</text:span><text:span text:style-name="T22"> main.cpp:</text:span></text:p>
      <text:p text:style-name="P10"/>
      <text:p text:style-name="P13">#include &lt;iostream&gt;</text:p>
      <text:p text:style-name="P13">#include &lt;vector&gt;</text:p>
      <text:p text:style-name="P13">#include &lt;tuple&gt;</text:p>
      <text:p text:style-name="P13"/>
      <text:p text:style-name="P13">#include "A.cpp"</text:p>
      <text:p text:style-name="P13">//#include "greedy.cpp"</text:p>
      <text:p text:style-name="P13"/>
      <text:p text:style-name="P13">#define MODE 1</text:p>
      <text:p text:style-name="P13"/>
      <text:p text:style-name="P13">#if MODE == 1</text:p>
      <text:p text:style-name="P13">int main() {</text:p>
      <text:p text:style-name="P13">/**1 5</text:p>
      <text:p text:style-name="P13">1 2 3.0</text:p>
      <text:p text:style-name="P13">2 3 1.0</text:p>
      <text:p text:style-name="P13">3 4 1.0</text:p>
      <text:p text:style-name="P13">1 4 5.0</text:p>
      <text:p text:style-name="P13">4 5 1.0*/</text:p>
      <text:p text:style-name="P13"><text:s text:c="2"/>int start, end;</text:p>
      <text:p text:style-name="P13"><text:s text:c="2"/>std::vector&lt;std::tuple&lt;int, int, float&gt;&gt; edges;</text:p>
      <text:p text:style-name="P13"><text:s text:c="2"/>AStar::readData(start, end, edges);</text:p>
      <text:p text:style-name="P13"><text:s text:c="2"/>std::cout &lt;&lt; AStar::makePath(start, end, edges);</text:p>
      <text:p text:style-name="P13"><text:s text:c="2"/>return 0;</text:p>
      <text:p text:style-name="P13">}</text:p>
      <text:p text:style-name="P13">#elif MODE == 2</text:p>
      <text:p text:style-name="P13">int main() {</text:p>
      <text:p text:style-name="P13"><text:s text:c="2"/>char <text:s/>start, end;</text:p>
      <text:p text:style-name="P13"><text:s text:c="2"/>std::vector&lt;std::tuple&lt;char, char, float&gt;&gt; edges;</text:p>
      <text:p text:style-name="P13"><text:s text:c="2"/>Greedy::readData(start, end, edges);</text:p>
      <text:p text:style-name="P13"><text:s text:c="2"/>std::cout &lt;&lt; Greedy::makePath(start, end, edges);</text:p>
      <text:p text:style-name="P13"><text:s text:c="2"/>return 0;</text:p>
      <text:p text:style-name="P13">}</text:p>
      <text:p text:style-name="P13">#else</text:p>
      <text:p text:style-name="P13">int main() {</text:p>
      <text:p text:style-name="P13"><text:s text:c="2"/>return 0;</text:p>
      <text:p text:style-name="P13">}</text:p>
      <text:p text:style-name="P13">#endif // MODE</text:p>
      <text:p text:style-name="P13"/>
      <text:p text:style-name="P12"><text:span text:style-name="T19">Файл</text:span><text:span text:style-name="T22"> </text:span><text:span text:style-name="T42">Greedy</text:span><text:span text:style-name="T22">.</text:span><text:span text:style-name="T43">cpp</text:span><text:span text:style-name="T22">:</text:span></text:p>
      <text:p text:style-name="P14"/>
      <text:p text:style-name="P13">#include &lt;iostream&gt;</text:p>
      <text:p text:style-name="P13">#include &lt;vector&gt;</text:p>
      <text:p text:style-name="P13">#include &lt;tuple&gt;</text:p>
      <text:p text:style-name="P13"/>
      <text:p text:style-name="P13">namespace Greedy {</text:p>
      <text:p text:style-name="P13"><text:s text:c="2"/>std::tuple&lt;char, char, float&gt; readEdge(std::string);</text:p>
      <text:p text:style-name="P13"/>
      <text:p text:style-name="P13"><text:s text:c="2"/>void readData(char &amp;, char &amp;, std::vector&lt;std::tuple&lt;char, char, float&gt;&gt; &amp;);</text:p>
      <text:p text:style-name="P13"/>
      <text:p text:style-name="P13"><text:s text:c="2"/>__attribute__((unused)) void printData(char &amp;, char &amp;, std::vector&lt;std::tuple&lt;char, char, float&gt;&gt; &amp;);</text:p>
      <text:p text:style-name="P13"><text:soft-page-break/></text:p>
      <text:p text:style-name="P13"><text:s text:c="2"/>std::tuple&lt;char, char, float&gt; *getVerticeGreedy(char, const std::vector&lt;std::tuple&lt;char, char, float&gt;&gt; &amp;);</text:p>
      <text:p text:style-name="P13"/>
      <text:p text:style-name="P13"><text:s text:c="2"/>std::string makePath(char, char, std::vector&lt;std::tuple&lt;char, char, float&gt;&gt;);</text:p>
      <text:p text:style-name="P13">}</text:p>
      <text:p text:style-name="P13"/>
      <text:p text:style-name="P13">std::tuple&lt;char,char,float&gt; Greedy::readEdge(std::string edge) {</text:p>
      <text:p text:style-name="P13"><text:s text:c="2"/>char <text:s/>v1 <text:s/>= edge[0],</text:p>
      <text:p text:style-name="P13"><text:s text:c="6"/>v2 <text:s/>= edge[2];</text:p>
      <text:p text:style-name="P13"><text:s text:c="2"/>float len = stof(edge.substr(4));</text:p>
      <text:p text:style-name="P13"><text:s text:c="2"/>return std::make_tuple(v1, v2, len);</text:p>
      <text:p text:style-name="P13">}</text:p>
      <text:p text:style-name="P13"/>
      <text:p text:style-name="P13">void Greedy::readData(char&amp; start, char&amp; end, std::vector&lt;std::tuple&lt;char, char, float&gt;&gt;&amp; edges) {</text:p>
      <text:p text:style-name="P13"><text:s text:c="2"/>std::string edge;</text:p>
      <text:p text:style-name="P13"><text:s text:c="2"/>std::getline(std::cin, edge);</text:p>
      <text:p text:style-name="P13"><text:s text:c="2"/>start = edge[0];</text:p>
      <text:p text:style-name="P13"><text:s text:c="2"/>end <text:s text:c="2"/>= edge[2];</text:p>
      <text:p text:style-name="P13"><text:s text:c="2"/>do {</text:p>
      <text:p text:style-name="P13"><text:s text:c="4"/>std::getline(std::cin, edge);</text:p>
      <text:p text:style-name="P13"><text:s text:c="4"/>if (!std::cin)</text:p>
      <text:p text:style-name="P13"><text:s text:c="6"/>break;</text:p>
      <text:p text:style-name="P13"><text:s text:c="4"/>if (edge.length() &gt;= 5)</text:p>
      <text:p text:style-name="P13"><text:s text:c="6"/>edges.emplace_back(readEdge(edge));</text:p>
      <text:p text:style-name="P13"><text:s text:c="4"/>else</text:p>
      <text:p text:style-name="P13"><text:s text:c="6"/>break;</text:p>
      <text:p text:style-name="P13"><text:s text:c="2"/>} while (std::cin);</text:p>
      <text:p text:style-name="P13">}</text:p>
      <text:p text:style-name="P13"/>
      <text:p text:style-name="P13">__attribute__((unused)) void Greedy::printData(char&amp; start, char&amp; end, std::vector&lt;std::tuple&lt;char, char, float&gt;&gt;&amp; edges) {</text:p>
      <text:p text:style-name="P13"><text:s text:c="2"/>std::cout &lt;&lt; start &lt;&lt; ' ' &lt;&lt; end &lt;&lt; '\n';</text:p>
      <text:p text:style-name="P13"><text:s text:c="2"/>for (auto i : edges)</text:p>
      <text:p text:style-name="P13"><text:s text:c="4"/>std::cout &lt;&lt; std::get&lt;0&gt;(i) &lt;&lt; ' ' &lt;&lt; std::get&lt;1&gt;(i) &lt;&lt; ' ' &lt;&lt; std::get&lt;2&gt;(i) &lt;&lt; '\n';</text:p>
      <text:p text:style-name="P13">}</text:p>
      <text:p text:style-name="P13"/>
      <text:p text:style-name="P13">std::tuple&lt;char,char,float&gt;* Greedy::getVerticeGreedy(char start, const std::vector&lt;std::tuple&lt;char,char,float&gt;&gt;&amp; edges) {</text:p>
      <text:p text:style-name="P13"><text:s text:c="2"/>std::tuple&lt;char, char, float&gt; *min = nullptr;</text:p>
      <text:p text:style-name="P13"><text:s text:c="2"/>for (auto i: edges) {</text:p>
      <text:p text:style-name="P13"><text:s text:c="4"/>if (std::get&lt;0&gt;(i) == start) {</text:p>
      <text:p text:style-name="P13"><text:s text:c="6"/>if (!min) {</text:p>
      <text:p text:style-name="P13"><text:s text:c="8"/>min = new std::tuple&lt;char, char, float&gt;();</text:p>
      <text:p text:style-name="P13"><text:s text:c="8"/>*min = i;</text:p>
      <text:p text:style-name="P13"><text:s text:c="6"/>}</text:p>
      <text:p text:style-name="P13"><text:s text:c="6"/>if (std::get&lt;2&gt;(*min) &gt; std::get&lt;2&gt;(i))</text:p>
      <text:p text:style-name="P13"><text:s text:c="8"/>*min = i;</text:p>
      <text:p text:style-name="P13"><text:s text:c="4"/>}</text:p>
      <text:p text:style-name="P13"><text:s text:c="2"/>}</text:p>
      <text:p text:style-name="P13"><text:s text:c="2"/>return min;</text:p>
      <text:p text:style-name="P13">}</text:p>
      <text:p text:style-name="P13"/>
      <text:p text:style-name="P13">std::string Greedy::makePath(char start, char end, std::vector&lt;std::tuple&lt;char, char, float&gt;&gt; edges) {</text:p>
      <text:p text:style-name="P13"><text:soft-page-break/><text:s text:c="2"/>std::string result, errorMsg = "ERROR:\tNO PATH";</text:p>
      <text:p text:style-name="P13"><text:s text:c="2"/>while (true) {</text:p>
      <text:p text:style-name="P13"><text:s text:c="4"/>result += start;</text:p>
      <text:p text:style-name="P13"><text:s text:c="4"/>if (start == end)</text:p>
      <text:p text:style-name="P13"><text:s text:c="6"/>return result;</text:p>
      <text:p text:style-name="P13"><text:s text:c="4"/>if (edges.empty())</text:p>
      <text:p text:style-name="P13"><text:s text:c="6"/>return errorMsg;</text:p>
      <text:p text:style-name="P13"/>
      <text:p text:style-name="P13"><text:s text:c="4"/>std::tuple&lt;char,char,float&gt; *min = getVerticeGreedy(start, edges);</text:p>
      <text:p text:style-name="P13"><text:s text:c="4"/>if (!min) {</text:p>
      <text:p text:style-name="P13"><text:s text:c="6"/>result.erase(result.size() - 1);</text:p>
      <text:p text:style-name="P13"><text:s text:c="6"/>start = result[result.size() - 1];</text:p>
      <text:p text:style-name="P13"><text:s text:c="6"/>result.erase(result.size() - 1);</text:p>
      <text:p text:style-name="P13"><text:s text:c="6"/>continue;</text:p>
      <text:p text:style-name="P13"><text:s text:c="4"/>}</text:p>
      <text:p text:style-name="P13"/>
      <text:p text:style-name="P13"><text:s text:c="4"/>start = std::get&lt;1&gt;(*min);</text:p>
      <text:p text:style-name="P13"><text:s text:c="4"/>for (int i = 0; i &lt; edges.size(); i++)</text:p>
      <text:p text:style-name="P13"><text:s text:c="6"/>if (std::get&lt;1&gt;(edges[i]) == start) {</text:p>
      <text:p text:style-name="P13"><text:s text:c="8"/>edges.erase(edges.begin() + i);</text:p>
      <text:p text:style-name="P13"><text:s text:c="8"/>i--;</text:p>
      <text:p text:style-name="P13"><text:s text:c="6"/>}</text:p>
      <text:p text:style-name="P13"><text:s text:c="2"/>}</text:p>
      <text:p text:style-name="P13">}</text:p>
      <text:p text:style-name="P13"/>
      <text:p text:style-name="P14"/>
      <text:p text:style-name="P12"><text:span text:style-name="T19">Файл</text:span><text:span text:style-name="T22"> </text:span><text:span text:style-name="T43">A</text:span><text:span text:style-name="T22">.cpp:</text:span></text:p>
      <text:p text:style-name="P10"/>
      <text:p text:style-name="P13">#include &lt;algorithm&gt;</text:p>
      <text:p text:style-name="P13">#include &lt;iostream&gt;</text:p>
      <text:p text:style-name="P13">#include &lt;queue&gt;</text:p>
      <text:p text:style-name="P13">#include &lt;tuple&gt;</text:p>
      <text:p text:style-name="P13">#include &lt;vector&gt;</text:p>
      <text:p text:style-name="P13"/>
      <text:p text:style-name="P13">namespace AStar {</text:p>
      <text:p text:style-name="P13"><text:s text:c="2"/>/// Input/output functions</text:p>
      <text:p text:style-name="P13"><text:s text:c="2"/>std::vector&lt;std::string&gt; split(std::string&amp;, std::vector&lt;std::string&gt;&amp;);</text:p>
      <text:p text:style-name="P13"><text:s text:c="2"/>std::tuple&lt;int, int, float&gt; readEdge(std::string);</text:p>
      <text:p text:style-name="P13"><text:s text:c="2"/>void readData(int&amp;, int&amp;, std::vector&lt;std::tuple&lt;int, int, float&gt;&gt;&amp;);</text:p>
      <text:p text:style-name="P13"><text:s text:c="2"/>void printData(int&amp;, int&amp;, std::vector&lt;std::tuple&lt;int, int, float&gt;&gt;&amp;);</text:p>
      <text:p text:style-name="P13"><text:s text:c="2"/>/// Realisation</text:p>
      <text:p text:style-name="P13"><text:s text:c="2"/>int heuristicFunction(const int&amp;, const int&amp;);</text:p>
      <text:p text:style-name="P13"><text:s text:c="2"/>class Vertex {</text:p>
      <text:p text:style-name="P13"><text:s text:c="3"/>public:</text:p>
      <text:p text:style-name="P13"><text:s text:c="4"/>int name, route_prev;</text:p>
      <text:p text:style-name="P13"><text:s text:c="4"/>float f, g, h;</text:p>
      <text:p text:style-name="P13"/>
      <text:p text:style-name="P13"><text:s text:c="4"/>Vertex(int name, float g, int end) : name(name), g(g), route_prev(-1) {</text:p>
      <text:p text:style-name="P13"><text:s text:c="6"/>h = (float) heuristicFunction(name, end);</text:p>
      <text:p text:style-name="P13"><text:s text:c="6"/>f = g + h;</text:p>
      <text:p text:style-name="P13"><text:s text:c="4"/>}</text:p>
      <text:p text:style-name="P13"/>
      <text:p text:style-name="P13"><text:s text:c="4"/>friend bool operator&lt;=(const Vertex &amp;a, const Vertex &amp;b) {</text:p>
      <text:p text:style-name="P13"><text:s text:c="6"/>return a.f &lt;= b.f;</text:p>
      <text:p text:style-name="P13"><text:s text:c="4"/>}</text:p>
      <text:p text:style-name="P13"><text:soft-page-break/></text:p>
      <text:p text:style-name="P13"><text:s text:c="4"/>friend bool operator&gt;=(const Vertex &amp;a, const Vertex &amp;b) {</text:p>
      <text:p text:style-name="P13"><text:s text:c="6"/>return a.f &gt;= b.f;</text:p>
      <text:p text:style-name="P13"><text:s text:c="4"/>}</text:p>
      <text:p text:style-name="P13"/>
      <text:p text:style-name="P13"><text:s text:c="4"/>friend bool operator==(const Vertex &amp;a, const Vertex &amp;b) {</text:p>
      <text:p text:style-name="P13"><text:s text:c="6"/>return a.name == b.name;</text:p>
      <text:p text:style-name="P13"><text:s text:c="4"/>}</text:p>
      <text:p text:style-name="P13"><text:s text:c="2"/>};</text:p>
      <text:p text:style-name="P13"><text:s text:c="2"/>bool belongs(int, const std::vector&lt;int&gt;&amp;);</text:p>
      <text:p text:style-name="P13"><text:s text:c="2"/>void addToQueue(Vertex&amp;, int&amp;, const std::vector&lt;std::tuple&lt;int, int, float&gt;&gt;&amp;, std::vector&lt;Vertex&gt;&amp;, std::priority_queue&lt;Vertex,std::vector&lt;Vertex&gt;,</text:p>
      <text:p text:style-name="P13"><text:s text:c="18"/>std::greater_equal&lt;&gt;&gt;&amp;, std::vector&lt;int&gt;&amp;);</text:p>
      <text:p text:style-name="P13"><text:s text:c="2"/>std::string makePath(int, int, const std::vector&lt;std::tuple&lt;int, int, float&gt;&gt;&amp;);</text:p>
      <text:p text:style-name="P13">}</text:p>
      <text:p text:style-name="P13"/>
      <text:p text:style-name="P13">std::vector&lt;std::string&gt; AStar::split(std::string &amp;str, std::vector&lt;std::string&gt; &amp;result) {</text:p>
      <text:p text:style-name="P13"><text:s text:c="2"/>for (int i = 0, j = 0; j &lt; str.size(); j++) {</text:p>
      <text:p text:style-name="P13"><text:s text:c="4"/>if (str[j] == ' ' || str[j] == '\n') {</text:p>
      <text:p text:style-name="P13"><text:s text:c="6"/>result.emplace_back(str.substr(i, j - i));</text:p>
      <text:p text:style-name="P13"><text:s text:c="6"/>i = j + 1;</text:p>
      <text:p text:style-name="P13"><text:s text:c="4"/>} else if (j == str.size() - 1)</text:p>
      <text:p text:style-name="P13"><text:s text:c="6"/>result.emplace_back(str.substr(i));</text:p>
      <text:p text:style-name="P13"><text:s text:c="2"/>}</text:p>
      <text:p text:style-name="P13"><text:s text:c="2"/>return result;</text:p>
      <text:p text:style-name="P13">}</text:p>
      <text:p text:style-name="P13"/>
      <text:p text:style-name="P13">std::tuple&lt;int, int, float&gt; AStar::readEdge(std::string edge) {</text:p>
      <text:p text:style-name="P13"><text:s text:c="2"/>std::vector&lt;std::string&gt; vec;</text:p>
      <text:p text:style-name="P13"><text:s text:c="2"/>split(edge, vec);</text:p>
      <text:p text:style-name="P13"><text:s text:c="2"/>int v1 = stoi(vec[0]);</text:p>
      <text:p text:style-name="P13"><text:s text:c="2"/>int v2 = stoi(vec[1]);</text:p>
      <text:p text:style-name="P13"><text:s text:c="2"/>float len = stof(vec[2]);</text:p>
      <text:p text:style-name="P13"><text:s text:c="2"/>return std::make_tuple(v1, v2, len);</text:p>
      <text:p text:style-name="P13">}</text:p>
      <text:p text:style-name="P13"/>
      <text:p text:style-name="P13">void AStar::readData(int &amp;start, int &amp;end, std::vector&lt;std::tuple&lt;int, int, float&gt;&gt; &amp;edges) {</text:p>
      <text:p text:style-name="P13"><text:s text:c="2"/>std::string edge;</text:p>
      <text:p text:style-name="P13"/>
      <text:p text:style-name="P13"><text:s text:c="2"/>std::getline(std::cin, edge);</text:p>
      <text:p text:style-name="P13"><text:s text:c="2"/>std::vector&lt;std::string&gt; vec;</text:p>
      <text:p text:style-name="P13"><text:s text:c="2"/>split(edge, vec);</text:p>
      <text:p text:style-name="P13"/>
      <text:p text:style-name="P13"><text:s text:c="2"/>start = stoi(vec[0]);</text:p>
      <text:p text:style-name="P13"><text:s text:c="2"/>end = stoi(vec[1]);</text:p>
      <text:p text:style-name="P13"/>
      <text:p text:style-name="P13"><text:s text:c="2"/>do {</text:p>
      <text:p text:style-name="P13"><text:s text:c="4"/>std::getline(std::cin, edge);</text:p>
      <text:p text:style-name="P13"><text:s text:c="4"/>if (!std::cin)</text:p>
      <text:p text:style-name="P13"><text:s text:c="6"/>break;</text:p>
      <text:p text:style-name="P13"><text:s text:c="4"/>int c = 0;</text:p>
      <text:p text:style-name="P13"><text:s text:c="4"/>for (auto x: edge)</text:p>
      <text:p text:style-name="P13"><text:s text:c="6"/>if (x == ' ')</text:p>
      <text:p text:style-name="P13"><text:s text:c="8"/>c++;</text:p>
      <text:p text:style-name="P13"><text:soft-page-break/><text:s text:c="4"/>if (c == 2)</text:p>
      <text:p text:style-name="P13"><text:s text:c="6"/>edges.emplace_back(readEdge(edge));</text:p>
      <text:p text:style-name="P13"><text:s text:c="4"/>else</text:p>
      <text:p text:style-name="P13"><text:s text:c="6"/>break;</text:p>
      <text:p text:style-name="P13"><text:s text:c="2"/>} while (std::cin);</text:p>
      <text:p text:style-name="P13">}</text:p>
      <text:p text:style-name="P13"/>
      <text:p text:style-name="P13">void AStar::printData(int &amp;start, int &amp;end, std::vector&lt;std::tuple&lt;int, int, float&gt;&gt; &amp;edges) {</text:p>
      <text:p text:style-name="P13"><text:s text:c="2"/>std::cout &lt;&lt; start &lt;&lt; ' ' &lt;&lt; end &lt;&lt; '\n';</text:p>
      <text:p text:style-name="P13"><text:s text:c="2"/>for (auto i : edges)</text:p>
      <text:p text:style-name="P13"><text:s text:c="4"/>std::cout &lt;&lt; std::get&lt;0&gt;(i) &lt;&lt; ' ' &lt;&lt; std::get&lt;1&gt;(i) &lt;&lt; ' ' &lt;&lt; std::get&lt;2&gt;(i) &lt;&lt; '\n';</text:p>
      <text:p text:style-name="P13">}</text:p>
      <text:p text:style-name="P13"/>
      <text:p text:style-name="P13">int AStar::heuristicFunction(const int &amp;v, const int &amp;u) {</text:p>
      <text:p text:style-name="P13"><text:s text:c="2"/>return abs(v - u);</text:p>
      <text:p text:style-name="P13">}</text:p>
      <text:p text:style-name="P13"/>
      <text:p text:style-name="P13">bool AStar::belongs(int name, const std::vector&lt;int&gt; &amp;close) {</text:p>
      <text:p text:style-name="P13"><text:s text:c="2"/>return std::any_of(close.cbegin(), close.cend(), [name](auto x) { return x == name; });</text:p>
      <text:p text:style-name="P13">}</text:p>
      <text:p text:style-name="P13"/>
      <text:p text:style-name="P13">void AStar::addToQueue(Vertex &amp;cur, int &amp;end, const std::vector&lt;std::tuple&lt;int, int, float&gt;&gt; &amp;edges,</text:p>
      <text:p text:style-name="P13"><text:s text:c="23"/>std::vector&lt;Vertex&gt;&amp; <text:s text:c="49"/>vertices,</text:p>
      <text:p text:style-name="P13"><text:s text:c="23"/>std::priority_queue&lt;Vertex,std::vector&lt;Vertex&gt;,std::greater_equal&lt;&gt;&gt;&amp; open,</text:p>
      <text:p text:style-name="P13"><text:s text:c="23"/>std::vector&lt;int&gt;&amp; <text:s text:c="52"/>close) {</text:p>
      <text:p text:style-name="P13"><text:s text:c="2"/>for (const auto &amp;edge : edges) {</text:p>
      <text:p text:style-name="P13"><text:s text:c="4"/>if (cur.name == std::get&lt;0&gt;(edge)) {</text:p>
      <text:p text:style-name="P13"><text:s text:c="6"/>if (belongs(std::get&lt;1&gt;(edge), close))</text:p>
      <text:p text:style-name="P13"><text:s text:c="8"/>continue;</text:p>
      <text:p text:style-name="P13"><text:s text:c="6"/>Vertex x(std::get&lt;1&gt;(edge), std::get&lt;2&gt;(edge) + cur.g, end);</text:p>
      <text:p text:style-name="P13"><text:s text:c="6"/>x.route_prev = (int) vertices.size() - 1;</text:p>
      <text:p text:style-name="P13"><text:s text:c="6"/>open.push(x);</text:p>
      <text:p text:style-name="P13"><text:s text:c="4"/>}</text:p>
      <text:p text:style-name="P13"><text:s text:c="2"/>}</text:p>
      <text:p text:style-name="P13">}</text:p>
      <text:p text:style-name="P13"/>
      <text:p text:style-name="P13">std::string AStar::makePath(int start, int end, const std::vector&lt;std::tuple&lt;int, int, float&gt;&gt;&amp; edges) {</text:p>
      <text:p text:style-name="P13"><text:s text:c="2"/>std::string result, errorMsg = "ERROR:\tNO PATH";</text:p>
      <text:p text:style-name="P13"/>
      <text:p text:style-name="P13"><text:s text:c="2"/>std::vector&lt;Vertex&gt; vertices;</text:p>
      <text:p text:style-name="P13"><text:s text:c="2"/>std::priority_queue&lt;Vertex, std::vector&lt;Vertex&gt;, std::greater_equal&lt;&gt;&gt; open;</text:p>
      <text:p text:style-name="P13"><text:s text:c="2"/>std::vector&lt;int&gt; close;</text:p>
      <text:p text:style-name="P13"/>
      <text:p text:style-name="P13"><text:s text:c="2"/>Vertex cur(start, 0, 0);</text:p>
      <text:p text:style-name="P13"><text:s text:c="2"/>open.push(cur);</text:p>
      <text:p text:style-name="P13"/>
      <text:p text:style-name="P13"><text:s text:c="2"/>while (cur.name != end &amp;&amp; !open.empty()) {</text:p>
      <text:p text:style-name="P13"><text:s text:c="4"/>cur = open.top();</text:p>
      <text:p text:style-name="P13"><text:soft-page-break/><text:s text:c="4"/>open.pop();</text:p>
      <text:p text:style-name="P13"><text:s text:c="4"/>if (belongs(cur.name, close))</text:p>
      <text:p text:style-name="P13"><text:s text:c="6"/>continue;</text:p>
      <text:p text:style-name="P13"><text:s text:c="4"/>vertices.push_back(cur);</text:p>
      <text:p text:style-name="P13"><text:s text:c="4"/>addToQueue(cur, end, edges, vertices, open, close);</text:p>
      <text:p text:style-name="P13"><text:s text:c="2"/>}</text:p>
      <text:p text:style-name="P13"/>
      <text:p text:style-name="P13"><text:s text:c="2"/>if (open.empty())</text:p>
      <text:p text:style-name="P13"><text:s text:c="4"/>return errorMsg;</text:p>
      <text:p text:style-name="P13"/>
      <text:p text:style-name="P13"><text:s text:c="2"/>// restore the path</text:p>
      <text:p text:style-name="P13"><text:s text:c="2"/>// cur == end</text:p>
      <text:p text:style-name="P13"><text:s text:c="2"/>std::vector&lt;int&gt; res;</text:p>
      <text:p text:style-name="P13"><text:s text:c="2"/>while (true) {</text:p>
      <text:p text:style-name="P13"><text:s text:c="4"/>if (cur.route_prev == -1) {</text:p>
      <text:p text:style-name="P13"><text:s text:c="6"/>res.push_back(cur.name);</text:p>
      <text:p text:style-name="P13"><text:s text:c="6"/>break;</text:p>
      <text:p text:style-name="P13"><text:s text:c="4"/>}</text:p>
      <text:p text:style-name="P13"><text:s text:c="4"/>res.push_back(cur.name);</text:p>
      <text:p text:style-name="P13"><text:s text:c="4"/>cur = vertices[cur.route_prev];</text:p>
      <text:p text:style-name="P13"><text:s text:c="2"/>}</text:p>
      <text:p text:style-name="P13"/>
      <text:p text:style-name="P13"><text:s text:c="2"/>for (int i = (int)(res.size()) - 1; i &gt;= 0; i--)</text:p>
      <text:p text:style-name="P13"><text:s text:c="4"/>result += std::to_string(res[i]) + ' ';</text:p>
      <text:p text:style-name="P13"/>
      <text:p text:style-name="P13"><text:s text:c="2"/>return result;</text:p>
      <text:p text:style-name="P13">}</text:p>
      <text:p text:style-name="P15"/>
      <text:p text:style-name="P12"><text:span text:style-name="T19">Файл</text:span><text:span text:style-name="T22"> </text:span><text:span text:style-name="T23">t</text:span><text:span text:style-name="T22">est</text:span><text:span text:style-name="T23">s</text:span><text:span text:style-name="T22">.cpp:</text:span></text:p>
      <text:p text:style-name="P10"/>
      <text:p text:style-name="P13">#define CATCH_CONFIG_MAIN</text:p>
      <text:p text:style-name="P13">#include &lt;catch2/catch.hpp&gt;</text:p>
      <text:p text:style-name="P13">#include "../src/Squaring.h"</text:p>
      <text:p text:style-name="P13"/>
      <text:p text:style-name="P13">TEST_CASE( "Base case is correct", "[base case]" ) {</text:p>
      <text:p text:style-name="P13"><text:s text:c="2"/>Squaring squaring(10);</text:p>
      <text:p text:style-name="P13"><text:s text:c="2"/>squaring.baseCase1();</text:p>
      <text:p text:style-name="P13"/>
      <text:p text:style-name="P13"><text:s text:c="2"/>std::vector&lt;std::vector&lt;int&gt;&gt; testSquare = {</text:p>
      <text:p text:style-name="P13"><text:s text:c="6"/>{1, <text:s/>1, <text:s/>1, <text:s/>1, <text:s/>1, <text:s/>1, <text:s/>1, <text:s/>1, <text:s/>1, <text:s/>2},</text:p>
      <text:p text:style-name="P13"><text:s text:c="6"/>{1, <text:s/>1, <text:s/>1, <text:s/>1, <text:s/>1, <text:s/>1, <text:s/>1, <text:s/>1, <text:s/>1, <text:s/>3},</text:p>
      <text:p text:style-name="P13"><text:s text:c="6"/>{1, <text:s/>1, <text:s/>1, <text:s/>1, <text:s/>1, <text:s/>1, <text:s/>1, <text:s/>1, <text:s/>1, <text:s/>4},</text:p>
      <text:p text:style-name="P13"><text:s text:c="6"/>{1, <text:s/>1, <text:s/>1, <text:s/>1, <text:s/>1, <text:s/>1, <text:s/>1, <text:s/>1, <text:s/>1, <text:s/>5},</text:p>
      <text:p text:style-name="P13"><text:s text:c="6"/>{1, <text:s/>1, <text:s/>1, <text:s/>1, <text:s/>1, <text:s/>1, <text:s/>1, <text:s/>1, <text:s/>1, <text:s/>6},</text:p>
      <text:p text:style-name="P13"><text:s text:c="6"/>{1, <text:s/>1, <text:s/>1, <text:s/>1, <text:s/>1, <text:s/>1, <text:s/>1, <text:s/>1, <text:s/>1, <text:s/>7},</text:p>
      <text:p text:style-name="P13"><text:s text:c="6"/>{1, <text:s/>1, <text:s/>1, <text:s/>1, <text:s/>1, <text:s/>1, <text:s/>1, <text:s/>1, <text:s/>1, <text:s/>8},</text:p>
      <text:p text:style-name="P13"><text:s text:c="6"/>{1, <text:s/>1, <text:s/>1, <text:s/>1, <text:s/>1, <text:s/>1, <text:s/>1, <text:s/>1, <text:s/>1, <text:s/>9},</text:p>
      <text:p text:style-name="P13"><text:s text:c="6"/>{1, <text:s/>1, <text:s/>1, <text:s/>1, <text:s/>1, <text:s/>1, <text:s/>1, <text:s/>1, <text:s/>1, <text:s/>10},</text:p>
      <text:p text:style-name="P13"><text:s text:c="6"/>{11, 12, 13, 14, 15, 16, 17, 18, 19, 20},</text:p>
      <text:p text:style-name="P13"><text:s text:c="2"/>};</text:p>
      <text:p text:style-name="P13"><text:s text:c="2"/>REQUIRE(squaring.getCurrentSquaring() == testSquare);</text:p>
      <text:p text:style-name="P13">}</text:p>
      <text:p text:style-name="P13"/>
      <text:p text:style-name="P13">TEST_CASE( "Backtrack is correct", "[backtrack]" ) {</text:p>
      <text:p text:style-name="P13"><text:s text:c="2"/>Squaring squaring(10);</text:p>
      <text:p text:style-name="P13"><text:s text:c="2"/>squaring.baseCase1();</text:p>
      <text:p text:style-name="P13"/>
      <text:p text:style-name="P13"><text:soft-page-break/><text:s text:c="2"/>squaring.backtrack();</text:p>
      <text:p text:style-name="P13"><text:s text:c="2"/>std::vector&lt;std::vector&lt;int&gt;&gt; testSquare = {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0, 0, 0, 0, 0, 0, 0, 0, 0, 0},</text:p>
      <text:p text:style-name="P13"><text:s text:c="6"/>{0, 0, 0, 0, 0, 0, 0, 0, 0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backtrack();</text:p>
      <text:p text:style-name="P13"><text:s text:c="2"/>testSquare = {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backtrack();</text:p>
      <text:p text:style-name="P13"><text:s text:c="2"/>squaring.backtrack();</text:p>
      <text:p text:style-name="P13"><text:s text:c="2"/>testSquare = {</text:p>
      <text:p text:style-name="P13"><text:s text:c="6"/>{1, 1, 1, 1, 1, 0, 0, 0, 0, 0},</text:p>
      <text:p text:style-name="P13"><text:s text:c="6"/>{1, 1, 1, 1, 1, 0, 0, 0, 0, 0},</text:p>
      <text:p text:style-name="P13"><text:s text:c="6"/>{1, 1, 1, 1, 1, 0, 0, 0, 0, 0},</text:p>
      <text:p text:style-name="P13"><text:s text:c="6"/>{1, 1, 1, 1, 1, 0, 0, 0, 0, 0},</text:p>
      <text:p text:style-name="P13"><text:s text:c="6"/>{1, 1, 1, 1, 1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};</text:p>
      <text:p text:style-name="P13"><text:s text:c="2"/>REQUIRE(squaring.getCurrentSquaring() == testSquare);</text:p>
      <text:p text:style-name="P13">}</text:p>
      <text:p text:style-name="P13"/>
      <text:p text:style-name="P13">TEST_CASE( "Pop is correct", "[pop]" ) {</text:p>
      <text:p text:style-name="P13"><text:s text:c="2"/>Squaring squaring(10);</text:p>
      <text:p text:style-name="P13"><text:s text:c="2"/>squaring.baseCase1();</text:p>
      <text:p text:style-name="P13"><text:s text:c="2"/>squaring.pop();</text:p>
      <text:p text:style-name="P13"/>
      <text:p text:style-name="P13"><text:s text:c="2"/>std::vector&lt;std::vector&lt;int&gt;&gt; testSquare = {</text:p>
      <text:p text:style-name="P13"><text:s text:c="6"/>{1, <text:s/>1, <text:s/>1, <text:s/>1, <text:s/>1, <text:s/>1, <text:s/>1, <text:s/>1, <text:s/>1, <text:s/>2},</text:p>
      <text:p text:style-name="P13"><text:s text:c="6"/>{1, <text:s/>1, <text:s/>1, <text:s/>1, <text:s/>1, <text:s/>1, <text:s/>1, <text:s/>1, <text:s/>1, <text:s/>3},</text:p>
      <text:p text:style-name="P13"><text:s text:c="6"/>{1, <text:s/>1, <text:s/>1, <text:s/>1, <text:s/>1, <text:s/>1, <text:s/>1, <text:s/>1, <text:s/>1, <text:s/>4},</text:p>
      <text:p text:style-name="P13"><text:s text:c="6"/>{1, <text:s/>1, <text:s/>1, <text:s/>1, <text:s/>1, <text:s/>1, <text:s/>1, <text:s/>1, <text:s/>1, <text:s/>5},</text:p>
      <text:p text:style-name="P13"><text:s text:c="6"/>{1, <text:s/>1, <text:s/>1, <text:s/>1, <text:s/>1, <text:s/>1, <text:s/>1, <text:s/>1, <text:s/>1, <text:s/>6},</text:p>
      <text:p text:style-name="P13"><text:s text:c="6"/>{1, <text:s/>1, <text:s/>1, <text:s/>1, <text:s/>1, <text:s/>1, <text:s/>1, <text:s/>1, <text:s/>1, <text:s/>7},</text:p>
      <text:p text:style-name="P13"><text:soft-page-break/><text:s text:c="6"/>{1, <text:s/>1, <text:s/>1, <text:s/>1, <text:s/>1, <text:s/>1, <text:s/>1, <text:s/>1, <text:s/>1, <text:s/>8},</text:p>
      <text:p text:style-name="P13"><text:s text:c="6"/>{1, <text:s/>1, <text:s/>1, <text:s/>1, <text:s/>1, <text:s/>1, <text:s/>1, <text:s/>1, <text:s/>1, <text:s/>9},</text:p>
      <text:p text:style-name="P13"><text:s text:c="6"/>{1, <text:s/>1, <text:s/>1, <text:s/>1, <text:s/>1, <text:s/>1, <text:s/>1, <text:s/>1, <text:s/>1, <text:s/>10},</text:p>
      <text:p text:style-name="P13"><text:s text:c="6"/>{11, 12, 13, 14, 15, 16, 17, 18, 19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pop();</text:p>
      <text:p text:style-name="P13"><text:s text:c="2"/>testSquare = {</text:p>
      <text:p text:style-name="P13"><text:s text:c="6"/>{1, <text:s/>1, <text:s/>1, <text:s/>1, <text:s/>1, <text:s/>1, <text:s/>1, <text:s/>1, <text:s/>1, 2},</text:p>
      <text:p text:style-name="P13"><text:s text:c="6"/>{1, <text:s/>1, <text:s/>1, <text:s/>1, <text:s/>1, <text:s/>1, <text:s/>1, <text:s/>1, <text:s/>1, 3},</text:p>
      <text:p text:style-name="P13"><text:s text:c="6"/>{1, <text:s/>1, <text:s/>1, <text:s/>1, <text:s/>1, <text:s/>1, <text:s/>1, <text:s/>1, <text:s/>1, 4},</text:p>
      <text:p text:style-name="P13"><text:s text:c="6"/>{1, <text:s/>1, <text:s/>1, <text:s/>1, <text:s/>1, <text:s/>1, <text:s/>1, <text:s/>1, <text:s/>1, 5},</text:p>
      <text:p text:style-name="P13"><text:s text:c="6"/>{1, <text:s/>1, <text:s/>1, <text:s/>1, <text:s/>1, <text:s/>1, <text:s/>1, <text:s/>1, <text:s/>1, 6},</text:p>
      <text:p text:style-name="P13"><text:s text:c="6"/>{1, <text:s/>1, <text:s/>1, <text:s/>1, <text:s/>1, <text:s/>1, <text:s/>1, <text:s/>1, <text:s/>1, 7},</text:p>
      <text:p text:style-name="P13"><text:s text:c="6"/>{1, <text:s/>1, <text:s/>1, <text:s/>1, <text:s/>1, <text:s/>1, <text:s/>1, <text:s/>1, <text:s/>1, 8},</text:p>
      <text:p text:style-name="P13"><text:s text:c="6"/>{1, <text:s/>1, <text:s/>1, <text:s/>1, <text:s/>1, <text:s/>1, <text:s/>1, <text:s/>1, <text:s/>1, 9},</text:p>
      <text:p text:style-name="P13"><text:s text:c="6"/>{1, <text:s/>1, <text:s/>1, <text:s/>1, <text:s/>1, <text:s/>1, <text:s/>1, <text:s/>1, <text:s/>1, 10},</text:p>
      <text:p text:style-name="P13"><text:s text:c="6"/>{11, 12, 13, 14, 15, 16, 17, 18, 0, 0},</text:p>
      <text:p text:style-name="P13"><text:s text:c="2"/>};</text:p>
      <text:p text:style-name="P13"><text:s text:c="2"/>REQUIRE(squaring.getCurrentSquaring() == testSquare);</text:p>
      <text:p text:style-name="P1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size="14pt" style:font-size-asian="14pt" style:font-size-complex="14pt" style:font-weight-complex="bold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21-03-21T00:27:00</meta:creation-date>
    <dc:date>2021-05-28T21:25:09.777335613</dc:date>
    <meta:print-date>2021-03-21T00:27:00</meta:print-date>
    <meta:editing-cycles>12</meta:editing-cycles>
    <meta:editing-duration>P1DT6H22M11S</meta:editing-duration>
    <meta:generator>LibreOffice/7.0.6.2$Linux_X86_64 LibreOffice_project/00$Build-2</meta:generator>
    <meta:document-statistic meta:table-count="1" meta:image-count="0" meta:object-count="1" meta:page-count="13" meta:paragraph-count="415" meta:word-count="2246" meta:character-count="15840" meta:non-whitespace-character-count="12518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|</mo>
          <mrow>
            <mrow>
              <mi>h</mi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−</mo>
                <msup>
                  <mi>h</mi>
                  <mi>ж</mi>
                </msup>
              </mrow>
              <mrow>
                <mo fence="true" stretchy="false">(</mo>
                <mrow>
                  <mi>V</mi>
                </mrow>
                <mo fence="true" stretchy="false">)</mo>
              </mrow>
            </mrow>
          </mrow>
          <mo fence="true" stretchy="true">|</mo>
        </mrow>
        <mo stretchy="false">≤</mo>
        <mi>O</mi>
      </mrow>
      <mrow>
        <mo fence="true" stretchy="false">(</mo>
        <mrow>
          <mrow>
            <msup>
              <mi mathvariant="italic">logh</mi>
              <mi>ж</mi>
            </msup>
            <mrow>
              <mo fence="true" stretchy="false">(</mo>
              <mrow>
                <mi>V</mi>
              </mrow>
              <mo fence="true" stretchy="false">)</mo>
            </mrow>
          </mrow>
        </mrow>
        <mo fence="true" stretchy="false">)</mo>
      </mrow>
    </mrow>
    <annotation encoding="StarMath 5.0"> abs{ h(V) -  h^{ж}(V) }  &lt;= O(logh^{ж}(V))   </annotation>
  </semantics>
</math>
</file>